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P3" style:family="paragraph" style:parent-style-name="Text_20_body">
      <style:text-properties fo:font-size="10.5pt" style:font-size-asian="10.5pt" style:font-size-complex="10.5pt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font-size="10.5pt" style:font-size-asian="10.5pt" style:font-size-complex="10.5pt"/>
    </style:style>
    <style:style style:name="P6" style:family="paragraph" style:parent-style-name="Text_20_body" style:list-style-name="WWNum1">
      <style:text-properties fo:font-size="10.5pt" style:font-size-asian="10.5pt" style:font-size-complex="10.5pt"/>
    </style:style>
    <style:style style:name="P7" style:family="paragraph" style:parent-style-name="Text_20_body">
      <style:text-properties fo:font-size="10.5pt" style:font-size-asian="10.5pt" style:font-size-complex="10.5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P9" style:family="paragraph" style:parent-style-name="Text_20_body">
      <style:paragraph-properties fo:text-align="justify" style:justify-single-word="false"/>
      <style:text-properties fo:font-size="10.5pt" fo:font-style="italic" style:font-size-asian="10.5pt" style:font-style-asian="italic" style:font-size-complex="10.5pt" style:font-style-complex="italic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 style:list-style-name="WWNum3">
      <style:text-properties fo:font-weight="bold" style:font-weight-asian="bold" style:font-weight-complex="bold"/>
    </style:style>
    <style:style style:name="P12" style:family="paragraph" style:parent-style-name="Text_20_body" style:list-style-name="WWNum2">
      <style:paragraph-properties fo:margin-left="1.27cm" fo:margin-right="0cm" fo:text-indent="-0.635cm" style:auto-text-indent="false"/>
      <style:text-properties fo:font-size="10.5pt" style:font-size-asian="10.5pt" style:font-size-complex="10.5pt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Heading_20_4">
      <style:paragraph-properties fo:break-before="page"/>
    </style:style>
    <style:style style:name="P15" style:family="paragraph" style:parent-style-name="Heading_20_3" style:master-page-name="Standard">
      <style:paragraph-properties style:page-number="auto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style="italic" style:font-size-asian="10.5pt" style:font-style-asian="italic" style:font-size-complex="10.5pt"/>
    </style:style>
    <style:style style:name="T3" style:family="text">
      <style:text-properties officeooo:rsid="001e3d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<text:span text:style-name="T3">I</text:span>I. Avantages et limites de la compensation</text:h>
      <text:list xml:id="list5490147215396721087" text:style-name="WWNum1">
        <text:list-item>
          <text:p text:style-name="P6">Les mesures compensatoires sont évaluées au cas par cas. Chaque dossier est différent, les mesures à réaliser et les ratios de compensation seront donc propres à chaque dossier.</text:p>
        </text:list-item>
      </text:list>
      <text:list xml:id="list1798696372580219282" text:style-name="WWNum2">
        <text:list-item>
          <text:p text:style-name="P12">Tout n'est pas compensable / situation d'irréversibilité</text:p>
        </text:list-item>
      </text:list>
      <text:h text:style-name="Heading_20_4" text:outline-level="4">A. Les avantages de la compensation environnementale</text:h>
      <text:p text:style-name="P10">1. Une meilleure prise en compte de l'environnement par le porteur de projet</text:p>
      <text:p text:style-name="Text_20_body">- l’administration peut choisir parmi plusieurs mesures compensatoires proposées par le pétitionnaire.</text:p>
      <text:p text:style-name="Text_20_body">- possibilité pour la mesure compensatoire de faire l’objet de plusieurs autorisations administratives (classement d’un site Natura 2000)</text:p>
      <text:p text:style-name="Text_20_body"/>
      <text:p text:style-name="Text_20_body">Une étude d’impact ne présentant pas ou présentant insuffisament les mesures compensatoire peut entrainer l’annulation de l’arreté d’autorisation pour vice substantiel de procédure. (CE 28 septembre 1984, SA Carles Mortera, <text:s/>// CE 10 juin 1983, m. André Decroix <text:s/> LUCA M.</text:p>
      <text:p text:style-name="P10">2. Possibilité de réaliser des projets neutres, voire positif au plan environnemental</text:p>
      <text:p text:style-name="Text_20_body"/>
      <text:p text:style-name="P10">3. Une opportunité de financement de la conservation environnementale</text:p>
      <text:h text:style-name="Heading_20_4" text:outline-level="4"/>
      <text:h text:style-name="P14" text:outline-level="4">B. Les difficultés de compensation environnementale</text:h>
      <text:p text:style-name="Text_20_body">Propos liminaires, sur les obstacles résultant du cadre plus large de l'étude d'impact</text:p>
      <text:p text:style-name="Text_20_body">→</text:p>
      <text:list xml:id="list5075247106398241529" text:style-name="WWNum3">
        <text:list-item>
          <text:p text:style-name="P11">La difficulté méthodologique</text:p>
        </text:list-item>
      </text:list>
      <text:p text:style-name="P3">Mise en œuvre de la compensation pas toujours envisageable au plan technique</text:p>
      <text:p text:style-name="P3">- difficulté dans la détermination même de la mesure compensatoire ;</text:p>
      <text:p text:style-name="P3">- difficultés de mise en place de la mesure compensatoire ;</text:p>
      <text:p text:style-name="P3"/>
      <text:p text:style-name="P9">a. Les problèmes éthiques de la compensation</text:p>
      <text:p text:style-name="P2">La compensation : un droit de détruire ?</text:p>
      <text:p text:style-name="P9">b. les difficultés techniques et scientifiques de détermination des mesures compensatoires</text:p>
      <text:p text:style-name="P4"><text:span text:style-name="T1"> différentes variantes de l’étude d’impact, plus ou moins détaillées, conduisent à l’appliation variable des mesures sans que ces divergences ne soient </text:span><text:span text:style-name="T2">a priori </text:span><text:span text:style-name="T1">justifiées (LUCAS M.)</text:span></text:p>
      <text:p text:style-name="P2">→ Difficulté de prise en compte de la biodiversité ordinaire ;</text:p>
      <text:p text:style-name="P2">- qu'est-ce qu'on compense ? Tout n'est pas compensable / espèces protégées / nature / ordinaire / services écologiques /etc</text:p>
      <text:p text:style-name="P2"/>
      <text:p text:style-name="P2">Problème de l’étude d’impact : maitre d’ouvrage à la fois juge et partie + role des bureaux d’étude.</text:p>
      <text:p text:style-name="P2">Etude d’impact formalité procédurale ? rapport entre le cout de l’étude d’impact et le cout total du projet !</text:p>
      <text:p text:style-name="P1"/>
      <text:p text:style-name="P1">L’étude d’impact n’est pas un acte faisant grief : en recours ne peut pas être formé sur cette seule base. Or, c’est souvent le seul document dans lequel les mesures compensatoires sont énumérées. Seul un recours à l’encontre dl’autorisation administrative prise sur la base de l’étude d’impact est possible.</text:p>
      <text:p text:style-name="P10">2. Effectivité des mesures compensatoires</text:p>
      <text:p text:style-name="P2">- Où compenser ? In situ / ailleurs / problèmes avec les agriculteurs, etc.</text:p>
      <text:p text:style-name="P2">- Difficulté de respect des spécificités écologiques des sites impactés</text:p>
      <text:p text:style-name="P2">- Difficulté d'appliquer l'obligation légale de compensation dans le cadre de la hiérarchie « éviter, réduire, compenser ».</text:p>
      <text:p text:style-name="P2">- La difficulté de pérennisation des mesures compensatoires</text:p>
      <text:p text:style-name="P13">Le juge administratif refuse de se prononcer sur la pertinence des mesures de compensation prévues par le pétitionnaire. LUCAS 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style:contextual-spacing="false" fo:line-height="100%" fo:orphans="0" fo:widows="0" fo:hyphenation-ladder-count="no-limit" fo:keep-with-next="always" style:vertical-align="baseline"/>
      <style:text-properties fo:color="#808080" style:font-name="Liberation Sans1" fo:font-family="'Liberation Sans'" style:font-family-generic="roman" style:font-pitch="variable" fo:font-size="14pt" fo:language="fr" fo:country="FR" fo:font-weight="bold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.212cm" style:contextual-spacing="false" fo:line-height="100%" fo:orphans="0" fo:widows="0" fo:hyphenation-ladder-count="no-limit" fo:keep-with-next="always" style:vertical-align="baseline"/>
      <style:text-properties fo:color="#808080" style:font-name="Liberation Sans1" fo:font-family="'Liberation Sans'" style:font-family-generic="roman" style:font-pitch="variable" fo:font-size="14pt" fo:language="fr" fo:country="FR" fo:font-style="italic" fo:font-weight="bold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808080" style:font-name="Liberation Sans1" fo:font-family="'Liberation Sans'" style:font-family-generic="roman" style:font-pitch="variable" fo:font-size="14pt" fo:language="fr" fo:country="FR" fo:font-weight="bold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Heading_20_4_20_Char" style:display-name="Heading 4 Char" style:family="text" style:parent-style-name="Default_20_Paragraph_20_Font">
      <style:text-properties fo:color="#808080" style:font-name="Liberation Sans1" fo:font-family="'Liberation Sans'" style:font-family-generic="roman" style:font-pitch="variable" fo:font-size="14pt" fo:language="fr" fo:country="FR" fo:font-style="italic" fo:font-weight="bold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style-complex="italic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 - Benjamin - ENHESA</meta:initial-creator>
    <meta:editing-cycles>2</meta:editing-cycles>
    <meta:creation-date>2014-08-27T12:09:00</meta:creation-date>
    <dc:date>2014-08-29T21:33:07.466987395</dc:date>
    <meta:editing-duration>PT32S</meta:editing-duration>
    <meta:generator>LibreOffice/4.2.4.2$Linux_X86_64 LibreOffice_project/420m0$Build-2</meta:generator>
    <meta:document-statistic meta:table-count="0" meta:image-count="0" meta:object-count="0" meta:page-count="2" meta:paragraph-count="32" meta:word-count="459" meta:character-count="3000" meta:non-whitespace-character-count="25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